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co19" style:family="table-column">
      <style:table-column-properties fo:break-before="auto" style:column-width="0.4764in"/>
    </style:style>
    <style:style style:name="co20" style:family="table-column">
      <style:table-column-properties fo:break-before="auto" style:column-width="1.3453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5409in"/>
    </style:style>
    <style:style style:name="co25" style:family="table-column">
      <style:table-column-properties fo:break-before="auto" style:column-width="0.498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Xbox 1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5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Xbox One 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RumblePa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umblePad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3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3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4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table table:name="PS4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S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ch Pad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office:value-type="string" calcext:value-type="string">
            <text:p>Axis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office:value-type="string" calcext:value-type="string">
            <text:p>Axis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21:23:12.386683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20T21:43:14.158947872</dc:date>
    <meta:editing-duration>PT8H37M30S</meta:editing-duration>
    <meta:editing-cycles>114</meta:editing-cycles>
    <meta:document-statistic meta:table-count="8" meta:cell-count="786" meta:object-count="0"/>
  </office:meta>
</office:document-meta>
</file>